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1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5771in"/>
    </style:style>
    <style:style style:name="Table1.B" style:family="table-column">
      <style:table-column-properties style:column-width="2.4229in"/>
    </style:style>
    <style:style style:name="Table1.C" style:family="table-column">
      <style:table-column-properties style:column-width="3.9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0.5771in"/>
    </style:style>
    <style:style style:name="Table2.B" style:family="table-column">
      <style:table-column-properties style:column-width="2.8042in"/>
    </style:style>
    <style:style style:name="Table2.C" style:family="table-column">
      <style:table-column-properties style:column-width="3.541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 style:list-style-name="WW8Num7">
      <style:paragraph-properties>
        <style:tab-stops>
          <style:tab-stop style:position="4.7984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3" style:family="paragraph" style:parent-style-name="Table_20_Contents">
      <style:text-properties fo:color="#ff0000" style:font-name="arial" fo:font-size="10pt" style:font-size-asian="10pt" style:font-name-complex="arial" style:font-size-complex="10pt"/>
    </style:style>
    <style:style style:name="P4" style:family="paragraph" style:parent-style-name="Table_20_Contents">
      <style:text-properties fo:color="#800000" style:font-name="arial" fo:font-size="10pt" style:font-size-asian="10pt" style:font-size-complex="10pt"/>
    </style:style>
    <style:style style:name="P5" style:family="paragraph" style:parent-style-name="Table_20_Contents">
      <style:text-properties fo:color="#800000" style:font-name="arial" fo:font-size="10pt" fo:font-style="italic" style:font-size-asian="10pt" style:font-style-asian="italic" style:font-size-complex="10pt" style:font-style-complex="italic"/>
    </style:style>
    <style:style style:name="P6" style:family="paragraph" style:parent-style-name="Table_20_Contents">
      <style:text-properties style:font-name="arial" fo:font-size="10pt" style:font-size-asian="10pt" style:font-name-complex="arial" style:font-size-complex="10pt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Table_20_Contents" style:list-style-name="L3">
      <style:text-properties style:font-name="arial" fo:font-size="10pt" style:font-size-asian="10pt" style:font-size-complex="10pt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Contents" style:list-style-name="L8">
      <style:text-properties fo:font-size="10pt" style:font-size-asian="10pt" style:font-size-complex="10pt"/>
    </style:style>
    <style:style style:name="P11" style:family="paragraph" style:parent-style-name="Preformatted_20_Text">
      <style:text-properties fo:color="#800000" style:font-name="arial" fo:font-size="10pt" fo:font-style="italic" style:font-size-asian="10pt" style:font-style-asian="italic" style:font-size-complex="10pt" style:font-style-complex="italic"/>
    </style:style>
    <style:style style:name="P12" style:family="paragraph" style:parent-style-name="Preformatted_20_Text">
      <style:text-properties fo:font-size="10pt" style:font-size-asian="10pt" style:font-size-complex="10pt"/>
    </style:style>
    <style:style style:name="P13" style:family="paragraph" style:parent-style-name="Preformatted_20_Text">
      <style:paragraph-properties fo:margin-top="0in" fo:margin-bottom="0.1965in"/>
      <style:text-properties fo:color="#800000" style:font-name="arial" fo:font-size="10pt" fo:font-style="italic" style:font-size-asian="10pt" style:font-style-asian="italic" style:font-size-complex="10pt" style:font-style-complex="italic"/>
    </style:style>
    <style:style style:name="P14" style:family="paragraph" style:parent-style-name="Preformatted_20_Text">
      <style:paragraph-properties fo:margin-left="0in" fo:margin-right="0in" fo:text-indent="0in" style:auto-text-indent="false" style:snap-to-layout-grid="false">
        <style:tab-stops>
          <style:tab-stop style:position="4.7984in"/>
        </style:tab-stops>
      </style:paragraph-properties>
      <style:text-properties fo:color="#004586" style:font-name="arial" fo:font-size="10pt" fo:font-style="italic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P15" style:family="paragraph" style:parent-style-name="Preformatted_20_Text">
      <style:paragraph-properties fo:margin-left="0in" fo:margin-right="0in" fo:text-indent="0in" style:auto-text-indent="false"/>
      <style:text-properties style:use-window-font-color="true" fo:font-size="10pt" fo:font-style="italic" style:font-size-asian="10pt" style:font-style-asian="italic" style:font-size-complex="10pt" style:font-style-complex="italic"/>
    </style:style>
    <style:style style:name="P16" style:family="paragraph" style:parent-style-name="Preformatted_20_Text">
      <style:paragraph-properties fo:margin-left="0.9846in" fo:margin-right="0in" fo:text-indent="0in" style:auto-text-indent="false"/>
      <style:text-properties style:use-window-font-color="true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P17" style:family="paragraph" style:parent-style-name="Text_20_body" style:list-style-name="WW8Num13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18" style:family="paragraph" style:parent-style-name="Text_20_body">
      <style:paragraph-properties fo:margin-top="0in" fo:margin-bottom="0in"/>
      <style:text-properties fo:font-size="10pt" style:font-size-asian="10pt" style:font-size-complex="10pt"/>
    </style:style>
    <style:style style:name="P19" style:family="paragraph" style:parent-style-name="Text_20_body" style:list-style-name="WW8Num13">
      <style:paragraph-properties fo:margin-top="0in" fo:margin-bottom="0in"/>
      <style:text-properties fo:font-size="10pt" style:font-size-asian="10pt" style:font-size-complex="10pt"/>
    </style:style>
    <style:style style:name="P20" style:family="paragraph" style:parent-style-name="Standard">
      <style:paragraph-properties>
        <style:tab-stops>
          <style:tab-stop style:position="4.7984in"/>
        </style:tab-stops>
      </style:paragraph-properties>
    </style:style>
    <style:style style:name="P21" style:family="paragraph" style:parent-style-name="Standard">
      <style:paragraph-properties style:snap-to-layout-grid="false">
        <style:tab-stops>
          <style:tab-stop style:position="4.7984in"/>
        </style:tab-stops>
      </style:paragraph-properties>
      <style:text-properties fo:color="#800000" style:font-name="arial" fo:font-size="10pt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paragraph-properties>
        <style:tab-stops>
          <style:tab-stop style:position="4.7984in"/>
        </style:tab-stops>
      </style:paragraph-properties>
    </style:style>
    <style:style style:name="P23" style:family="paragraph" style:parent-style-name="Standard">
      <style:paragraph-properties style:snap-to-layout-grid="false">
        <style:tab-stops>
          <style:tab-stop style:position="4.7984in"/>
        </style:tab-stops>
      </style:paragraph-properties>
      <style:text-properties fo:color="#004586" style:font-name="arial" fo:font-size="10pt" fo:font-style="italic" style:font-size-asian="10pt" style:font-style-asian="italic" style:font-name-complex="arial" style:font-size-complex="10pt" style:font-style-complex="italic"/>
    </style:style>
    <style:style style:name="P24" style:family="paragraph" style:parent-style-name="Standard">
      <style:paragraph-properties style:snap-to-layout-grid="false">
        <style:tab-stops>
          <style:tab-stop style:position="4.7984in"/>
        </style:tab-stops>
      </style:paragraph-properties>
      <style:text-properties fo:color="#004586" style:font-name="arial" fo:font-size="10pt" fo:font-style="italic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P25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>
      <style:text-properties fo:font-size="10pt" style:font-size-asian="10pt" style:font-size-complex="10pt"/>
    </style:style>
    <style:style style:name="P27" style:family="paragraph" style:parent-style-name="Standard">
      <style:paragraph-properties style:snap-to-layout-grid="false">
        <style:tab-stops>
          <style:tab-stop style:position="4.7984in"/>
        </style:tab-stops>
      </style:paragraph-properties>
      <style:text-properties fo:font-size="10pt" style:font-size-asian="10pt" style:font-size-complex="10pt"/>
    </style:style>
    <style:style style:name="P28" style:family="paragraph" style:parent-style-name="Standard">
      <style:paragraph-properties style:writing-mode="lr-tb"/>
      <style:text-properties fo:color="#800000" style:font-name="arial" fo:font-size="10pt" style:font-size-asian="10pt" style:font-size-complex="10pt"/>
    </style:style>
    <style:style style:name="P29" style:family="paragraph" style:parent-style-name="Standard">
      <style:paragraph-properties fo:text-align="start" style:justify-single-word="false" style:writing-mode="lr-tb">
        <style:tab-stops>
          <style:tab-stop style:position="1.25in"/>
        </style:tab-stops>
      </style:paragraph-properties>
      <style:text-properties style:use-window-font-color="true" style:font-name="arial" fo:font-size="10pt" style:font-size-asian="10pt" style:font-name-complex="arial" style:font-size-complex="10pt"/>
    </style:style>
    <style:style style:name="P30" style:family="paragraph" style:parent-style-name="Standard">
      <style:paragraph-properties style:writing-mode="lr-tb"/>
      <style:text-properties style:font-name="arial" fo:font-size="10pt" style:font-size-asian="10pt" style:font-size-complex="10pt"/>
    </style:style>
    <style:style style:name="T1" style:family="text">
      <style:text-properties fo:color="#004586" style:font-name="arial" fo:font-size="10pt" fo:font-style="italic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" style:family="text">
      <style:text-properties fo:color="#004586" style:font-name="arial" fo:font-style="italic" fo:font-weight="normal" style:font-style-asian="italic" style:font-weight-asian="normal" style:font-name-complex="arial" style:font-style-complex="italic" style:font-weight-complex="normal"/>
    </style:style>
    <style:style style:name="T3" style:family="text">
      <style:text-properties fo:color="#004586" style:font-name="arial" fo:font-style="italic" fo:font-weight="normal" style:font-name-asian="arial" style:font-style-asian="italic" style:font-weight-asian="normal" style:font-name-complex="arial" style:font-style-complex="italic" style:font-weight-complex="normal"/>
    </style:style>
    <style:style style:name="T4" style:family="text">
      <style:text-properties fo:color="#004586" style:font-name="arial" fo:font-weight="normal" style:font-weight-asian="normal" style:font-name-complex="arial" style:font-weight-complex="normal"/>
    </style:style>
    <style:style style:name="T5" style:family="text">
      <style:text-properties fo:color="#004586" style:font-name="arial" fo:font-weight="normal" style:font-name-asian="arial" style:font-weight-asian="normal" style:font-name-complex="arial" style:font-weight-complex="normal"/>
    </style:style>
    <style:style style:name="T6" style:family="text">
      <style:text-properties fo:color="#004586" style:font-name="arial" fo:font-size="10pt" fo:font-style="italic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7" style:family="text">
      <style:text-properties fo:color="#004586" style:font-name="arial" fo:font-size="10pt" fo:font-style="italic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8" style:family="text">
      <style:text-properties fo:color="#004586" fo:font-style="italic" style:font-style-asian="italic" style:font-name-complex="arial" style:font-style-complex="italic"/>
    </style:style>
    <style:style style:name="T9" style:family="text">
      <style:text-properties style:font-name-complex="arial"/>
    </style:style>
    <style:style style:name="T10" style:family="text">
      <style:text-properties fo:color="#800000" fo:font-style="italic" fo:font-weight="normal" style:font-name-asian="arial" style:font-style-asian="italic" style:font-weight-asian="normal" style:font-name-complex="arial" style:font-style-complex="italic" style:font-weight-complex="normal"/>
    </style:style>
    <style:style style:name="T11" style:family="text">
      <style:text-properties fo:color="#800000" style:font-name="arial" fo:font-size="10pt" fo:font-style="italic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2" style:family="text">
      <style:text-properties fo:color="#800000" style:font-name="arial" fo:font-size="10pt" fo:font-style="italic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3" style:family="text">
      <style:text-properties fo:color="#800000" style:font-name="arial" fo:font-size="10pt" style:font-size-asian="10pt" style:font-size-complex="10pt"/>
    </style:style>
    <style:style style:name="T14" style:family="text">
      <style:text-properties fo:color="#800000" style:font-name="arial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color="#800000" style:font-name="arial" fo:font-style="italic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style:font-weight-asian="normal" style:font-name-complex="arial" style:font-weight-complex="normal"/>
    </style:style>
    <style:style style:name="T18" style:family="text">
      <style:text-properties fo:font-weight="normal" style:font-name-asian="Times New Roman" style:font-weight-asian="normal" style:font-weight-complex="normal"/>
    </style:style>
    <style:style style:name="T19" style:family="text">
      <style:text-properties fo:font-weight="normal" style:font-name-asian="Times New Roman" style:font-weight-asian="normal" style:font-name-complex="Times New Roman" style:font-weight-complex="normal"/>
    </style:style>
    <style:style style:name="T20" style:family="text">
      <style:text-properties style:use-window-font-color="true"/>
    </style:style>
    <style:style style:name="T21" style:family="text">
      <style:text-properties style:use-window-font-color="true" style:font-name="arial" fo:font-size="10pt" fo:language="en" fo:country="US" fo:font-weight="bold" style:font-size-asian="10pt" style:language-asian="zxx" style:country-asian="none" style:font-weight-asian="bold" style:font-size-complex="10pt" style:language-complex="zxx" style:country-complex="none" style:font-weight-complex="normal"/>
    </style:style>
    <style:style style:name="T22" style:family="text">
      <style:text-properties style:use-window-font-color="true" style:font-name="arial" fo:font-style="italic" fo:font-weight="normal" style:font-style-asian="italic" style:font-weight-asian="normal" style:font-name-complex="arial" style:font-style-complex="italic" style:font-weight-complex="normal"/>
    </style:style>
    <style:style style:name="T23" style:family="text">
      <style:text-properties style:use-window-font-color="true" style:font-name="arial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24" style:family="text">
      <style:text-properties style:use-window-font-color="true" style:font-name-asian="Times New Roman" style:font-name-complex="Times New Roman"/>
    </style:style>
    <style:style style:name="T25" style:family="text">
      <style:text-properties style:use-window-font-color="true" fo:font-style="italic" style:font-style-asian="italic" style:font-style-complex="italic"/>
    </style:style>
    <style:style style:name="T26" style:family="text">
      <style:text-properties style:use-window-font-color="true" fo:font-style="italic" style:font-name-asian="Times New Roman" style:font-style-asian="italic" style:font-name-complex="Times New Roman" style:font-style-complex="italic"/>
    </style:style>
    <style:style style:name="T27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style:use-window-font-color="true" fo:font-style="italic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29" style:family="text">
      <style:text-properties style:use-window-font-color="true" style:font-name-asian="Times New Roman1" style:font-name-complex="Times New Roman1"/>
    </style:style>
    <style:style style:name="T30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style:use-window-font-color="true" fo:font-style="normal" fo:font-weight="bold" style:font-name-asian="Times New Roman1" style:font-style-asian="normal" style:font-weight-asian="bold" style:font-name-complex="Times New Roman1" style:font-style-complex="normal" style:font-weight-complex="bold"/>
    </style:style>
    <style:style style:name="T32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style:use-window-font-color="true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34" style:family="text">
      <style:text-properties style:use-window-font-color="true" fo:font-weight="bold" style:font-weight-asian="bold"/>
    </style:style>
    <style:style style:name="T35" style:family="text">
      <style:text-properties style:use-window-font-color="true" fo:font-weight="bold" style:font-name-asian="Times New Roman1" style:font-weight-asian="bold" style:font-name-complex="Times New Roman1"/>
    </style:style>
    <style:style style:name="T36" style:family="text">
      <style:text-properties style:font-name-asian="arial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name-asian="arial" style:font-style-asian="italic" style:font-style-complex="italic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style:font-name-asian="arial" style:font-style-asian="italic" style:font-weight-asian="normal" style:font-style-complex="italic" style:font-weight-complex="normal"/>
    </style:style>
    <style:style style:name="T42" style:family="text">
      <style:text-properties style:font-name="arial" fo:font-size="10pt" style:font-size-asian="10pt" style:font-size-complex="10pt"/>
    </style:style>
    <style:style style:name="T43" style:family="text">
      <style:text-properties fo:color="#ff0000" style:font-name="arial" fo:font-style="italic" fo:font-weight="normal" style:font-style-asian="italic" style:font-weight-asian="normal" style:font-name-complex="arial" style:font-style-complex="italic" style:font-weight-complex="normal"/>
    </style:style>
    <style:style style:name="T44" style:family="text">
      <style:text-properties fo:color="#ff0000" style:font-name="arial" fo:font-style="italic" fo:font-weight="normal" style:font-name-asian="arial" style:font-style-asian="italic" style:font-weight-asian="normal" style:font-name-complex="arial" style:font-style-complex="italic" style:font-weight-complex="normal"/>
    </style:style>
    <style:style style:name="T45" style:family="text">
      <style:text-properties fo:color="#ff0000" style:text-underline-style="solid" style:text-underline-width="auto" style:text-underline-color="font-color" fo:font-weight="normal" style:font-weight-asian="normal" style:font-weight-complex="normal"/>
    </style:style>
    <style:style style:name="T46" style:family="text">
      <style:text-properties fo:color="#ff0000" fo:font-weight="normal" style:font-weight-asian="normal" style:font-weight-complex="normal"/>
    </style:style>
    <style:style style:name="T47" style:family="text">
      <style:text-properties fo:color="#ff0000" fo:font-weight="normal" style:font-name-asian="Times New Roman" style:font-weight-asian="normal" style:font-weight-complex="normal"/>
    </style:style>
    <style:style style:name="T48" style:family="text">
      <style:text-properties style:font-name-asian="Times New Roma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39in" fo:text-indent="-0.25in" fo:margin-left="0.533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39in" fo:text-indent="-0.25in" fo:margin-left="0.783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39in" fo:text-indent="-0.25in" fo:margin-left="1.033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39in" fo:text-indent="-0.25in" fo:margin-left="1.283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39in" fo:text-indent="-0.25in" fo:margin-left="1.533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39in" fo:text-indent="-0.25in" fo:margin-left="1.783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39in" fo:text-indent="-0.25in" fo:margin-left="2.033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39in" fo:text-indent="-0.25in" fo:margin-left="2.533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39in" fo:text-indent="-0.25in" fo:margin-left="2.7839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list xml:id="list1699491534" text:style-name="L3">
              <text:list-item>
                <text:p text:style-name="P8"/>
              </text:list-item>
            </text:list>
          </table:table-cell>
          <table:table-cell table:style-name="Table1.A1" office:value-type="string">
            <text:p text:style-name="P7">Crearea bazei de date</text:p>
          </table:table-cell>
          <table:table-cell table:style-name="Table1.C1" office:value-type="string">
            <text:p text:style-name="P20"><text:span text:style-name="Strong_20_Emphasis"><text:span text:style-name="T11">CREATE</text:span></text:span><text:span text:style-name="Strong_20_Emphasis"><text:span text:style-name="T12"> </text:span></text:span><text:span text:style-name="Strong_20_Emphasis"><text:span text:style-name="T11">DATABASE</text:span></text:span><text:span text:style-name="Strong_20_Emphasis"><text:span text:style-name="T12"> </text:span></text:span><text:span text:style-name="Strong_20_Emphasis"><text:span text:style-name="T11">nume_bd;</text:span></text:span></text:p>
            <text:list xml:id="list879614204" text:style-name="WW8Num7">
              <text:list-header>
                <text:p text:style-name="P2"><text:span text:style-name="Strong_20_Emphasis"><text:span text:style-name="T1"/></text:span></text:p>
              </text:list-header>
            </text:list>
            <text:p text:style-name="P20"><text:span text:style-name="Strong_20_Emphasis"><text:span text:style-name="T1">ex: CREATE</text:span></text:span><text:span text:style-name="Strong_20_Emphasis"><text:span text:style-name="T7"> </text:span></text:span><text:span text:style-name="Strong_20_Emphasis"><text:span text:style-name="T1">DATABASE</text:span></text:span><text:span text:style-name="Strong_20_Emphasis"><text:span text:style-name="T7"> `</text:span></text:span><text:span text:style-name="Strong_20_Emphasis"><text:span text:style-name="T1">mylib`;</text:span></text:span></text:p>
            <text:p text:style-name="P20"><text:span text:style-name="Strong_20_Emphasis"><text:span text:style-name="T1">sau</text:span></text:span></text:p>
            <text:p text:style-name="P20"><text:span text:style-name="Strong_20_Emphasis"><text:span text:style-name="T1">CREATE</text:span></text:span><text:span text:style-name="Strong_20_Emphasis"><text:span text:style-name="T7"> </text:span></text:span><text:span text:style-name="Strong_20_Emphasis"><text:span text:style-name="T1">DATABASE</text:span></text:span><text:span text:style-name="Strong_20_Emphasis"><text:span text:style-name="T7"> </text:span></text:span><text:span text:style-name="Strong_20_Emphasis"><text:span text:style-name="T1">mylib;</text:span></text:span></text:p>
            <text:p text:style-name="P6"/>
            <text:p text:style-name="P3">! Atentie la tipul ghilimelelor</text:p>
          </table:table-cell>
        </table:table-row>
        <table:table-row>
          <table:table-cell table:style-name="Table1.A2" office:value-type="string">
            <text:list xml:id="list103333087" text:continue-list="list1699491534" text:style-name="L3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7">Stergerea bazei de date</text:p>
          </table:table-cell>
          <table:table-cell table:style-name="Table1.C2" office:value-type="string">
            <text:p text:style-name="P20"><text:span text:style-name="Strong_20_Emphasis"><text:span text:style-name="T12">DROP</text:span></text:span><text:span text:style-name="Strong_20_Emphasis"><text:span text:style-name="T12"> </text:span></text:span><text:span text:style-name="Strong_20_Emphasis"><text:span text:style-name="T11">DATABASE</text:span></text:span><text:span text:style-name="Strong_20_Emphasis"><text:span text:style-name="T12"> </text:span></text:span><text:span text:style-name="Strong_20_Emphasis"><text:span text:style-name="T11">nume_bd;</text:span></text:span></text:p>
            <text:list xml:id="list2177855483" text:continue-list="list879614204" text:style-name="WW8Num7">
              <text:list-header>
                <text:p text:style-name="P2"><text:span text:style-name="Strong_20_Emphasis"><text:span text:style-name="T1"/></text:span></text:p>
              </text:list-header>
            </text:list>
            <text:p text:style-name="P20"><text:span text:style-name="Strong_20_Emphasis"><text:span text:style-name="T1">ex: DROP</text:span></text:span><text:span text:style-name="Strong_20_Emphasis"><text:span text:style-name="T7"> </text:span></text:span><text:span text:style-name="Strong_20_Emphasis"><text:span text:style-name="T1">DATABASE</text:span></text:span><text:span text:style-name="Strong_20_Emphasis"><text:span text:style-name="T7"> `</text:span></text:span><text:span text:style-name="Strong_20_Emphasis"><text:span text:style-name="T1">mylib`;</text:span></text:span></text:p>
          </table:table-cell>
        </table:table-row>
        <table:table-row>
          <table:table-cell table:style-name="Table1.A2" office:value-type="string">
            <text:list xml:id="list1771539433" text:continue-list="list103333087" text:style-name="L3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7">Crearea unui tabel</text:p>
          </table:table-cell>
          <table:table-cell table:style-name="Table1.C2" office:value-type="string">
            <text:p text:style-name="P4">CREATE TABLE nume_tabel ( nume_coloana1 tip_date1[(lungime)] [atribute_extra], nume_coloana2 tip_date2[(lungime)] [atribute_extra], ..... [UNIQUE | PRIMARY] KEY nume_index (coloana) );</text:p>
            <text:p text:style-name="P4"/>
            <text:p text:style-name="P30"><text:span text:style-name="T8">Ex:</text:span></text:p>
            <text:p text:style-name="P20"><text:span text:style-name="Strong_20_Emphasis"><text:span text:style-name="T1">CREATE TABLE utilizatori (</text:span></text:span></text:p>
            <text:p text:style-name="P20"><text:span text:style-name="Strong_20_Emphasis"><text:span text:style-name="T1"><text:s text:c="2"/>utilizatorId int(11) unsigned NOT NULL auto_increment,</text:span></text:span></text:p>
            <text:p text:style-name="P20"><text:span text:style-name="Strong_20_Emphasis"><text:span text:style-name="T1"><text:s text:c="2"/>username varchar(20) NOT NULL,</text:span></text:span></text:p>
            <text:p text:style-name="P20"><text:span text:style-name="Strong_20_Emphasis"><text:span text:style-name="T1"><text:s text:c="2"/>email varchar(25) NOT NULL,</text:span></text:span></text:p>
            <text:p text:style-name="P20"><text:span text:style-name="Strong_20_Emphasis"><text:span text:style-name="T1"><text:s text:c="2"/>varsta tinyint(4) unsigned default NULL,</text:span></text:span></text:p>
            <text:p text:style-name="P20"><text:span text:style-name="Strong_20_Emphasis"><text:span text:style-name="T1"><text:s text:c="2"/>sex enum('m','f') NOT NULL,</text:span></text:span></text:p>
            <text:p text:style-name="P20"><text:span text:style-name="Strong_20_Emphasis"><text:span text:style-name="T1"><text:s text:c="2"/>dataAdaugarii date NOT NULL,</text:span></text:span></text:p>
            <text:p text:style-name="P20"><text:span text:style-name="Strong_20_Emphasis"><text:span text:style-name="T1"><text:s text:c="2"/>PRIMARY KEY <text:s/>(utilizatorId),</text:span></text:span></text:p>
            <text:p text:style-name="P20"><text:span text:style-name="Strong_20_Emphasis"><text:span text:style-name="T1"><text:s text:c="2"/>UNIQUE KEY username (username),</text:span></text:span></text:p>
            <text:p text:style-name="P20"><text:span text:style-name="Strong_20_Emphasis"><text:span text:style-name="T1"><text:s text:c="2"/>KEY email (email)</text:span></text:span></text:p>
            <text:p text:style-name="P20"><text:span text:style-name="Strong_20_Emphasis"><text:span text:style-name="T1">);</text:span></text:span></text:p>
            <text:p text:style-name="P28"><text:span text:style-name="T8"/></text:p>
          </table:table-cell>
        </table:table-row>
        <table:table-row>
          <table:table-cell table:style-name="Table1.A2" office:value-type="string">
            <text:list xml:id="list1351184731" text:continue-numbering="true" text:style-name="L3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7">Stergerea unui tabel</text:p>
          </table:table-cell>
          <table:table-cell table:style-name="Table1.C2" office:value-type="string">
            <text:p text:style-name="Table_20_Contents"><text:span text:style-name="T13">DROP TABLE nume_tabel;</text:span></text:p>
            <text:p text:style-name="P20"><text:span text:style-name="Strong_20_Emphasis"><text:span text:style-name="T1"/></text:span></text:p>
            <text:p text:style-name="P20"><text:span text:style-name="Strong_20_Emphasis"><text:span text:style-name="T1">Ex:</text:span></text:span></text:p>
            <text:p text:style-name="P20"><text:span text:style-name="Strong_20_Emphasis"><text:span text:style-name="T1">DROP TABLE forum;</text:span></text:span></text:p>
            <text:p text:style-name="P4"/>
          </table:table-cell>
        </table:table-row>
        <table:table-row>
          <table:table-cell table:style-name="Table1.A2" office:value-type="string">
            <text:list xml:id="list107764576" text:continue-numbering="true" text:style-name="L3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7">Redenumirea unui tabel</text:p>
            <text:p text:style-name="P7"/>
          </table:table-cell>
          <table:table-cell table:style-name="Table1.C2" office:value-type="string">
            <text:p text:style-name="P4">ALTER TABLE nume_vechi RENAME nume_nou</text:p>
            <text:p text:style-name="P7">sau</text:p>
            <text:p text:style-name="P4">RENAME TABLE nume_vechi TO nume_nou;</text:p>
            <text:p text:style-name="P7"/>
            <text:p text:style-name="Table_20_Contents"><text:span text:style-name="Strong_20_Emphasis"><text:span text:style-name="T1">Ex:</text:span></text:span></text:p>
            <text:p text:style-name="Table_20_Contents"><text:span text:style-name="Strong_20_Emphasis"><text:span text:style-name="T1">ALTER TABLE categorii RENAME domenii;</text:span></text:span></text:p>
            <text:p text:style-name="P20"><text:span text:style-name="Strong_20_Emphasis"><text:span text:style-name="T1">sau</text:span></text:span></text:p>
            <text:p text:style-name="P20"><text:span text:style-name="Strong_20_Emphasis"><text:span text:style-name="T1">RENAME TABLE domenii TO categorii;</text:span></text:span></text:p>
          </table:table-cell>
        </table:table-row>
        <table:table-row>
          <table:table-cell table:style-name="Table1.A2" office:value-type="string">
            <text:list xml:id="list53063302" text:continue-numbering="true" text:style-name="L3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7">Schimbarea definitiei unei coloane in tabel</text:p>
          </table:table-cell>
          <table:table-cell table:style-name="Table1.C2" office:value-type="string">
            <text:p text:style-name="P4">ALTER TABLE nume_tabel CHANGE nume_coloana_vechi nume_coloana_nou tip_date1[(lungime)] [atribute_extra]</text:p>
            <text:p text:style-name="P4"/>
            <text:p text:style-name="P20"><text:span text:style-name="Strong_20_Emphasis"><text:span text:style-name="T1">Ex:</text:span></text:span></text:p>
            <text:p text:style-name="P20"><text:span text:style-name="Strong_20_Emphasis"><text:span text:style-name="T1">ALTER TABLE utilizatori CHANGE sex gen ENUM( 'm', 'f' ) DEFAULT NULL;</text:span></text:span></text:p>
            <text:p text:style-name="P20"><text:span text:style-name="Strong_20_Emphasis"><text:span text:style-name="T1"/></text:span></text:p>
          </table:table-cell>
        </table:table-row>
        <table:table-row>
          <table:table-cell table:style-name="Table1.A2" office:value-type="string">
            <text:list xml:id="list1368010860" text:continue-numbering="true" text:style-name="L3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7">Adaugarea unei coloane in tabel</text:p>
          </table:table-cell>
          <table:table-cell table:style-name="Table1.C2" office:value-type="string">
            <text:p text:style-name="P4">ALTER TABLE nume_tabel ADD nume_coloana tip_date1[(lungime)] [atribute_extra] [AFTER nume_coloana_dupa_care_adaug]|[FIRST];</text:p>
            <text:p text:style-name="P20"><text:span text:style-name="Strong_20_Emphasis"><text:span text:style-name="T1"/></text:span></text:p>
            <text:p text:style-name="P20"><text:span text:style-name="Strong_20_Emphasis"><text:span text:style-name="T1">Ex:</text:span></text:span></text:p>
            <text:p text:style-name="P20"><text:soft-page-break/><text:span text:style-name="Strong_20_Emphasis"><text:span text:style-name="T1">ALTER TABLE utilizatori ADD telefon VARCHAR( 20 ) NOT NULL AFTER email;</text:span></text:span></text:p>
            <text:p text:style-name="P20"><text:span text:style-name="Strong_20_Emphasis"><text:span text:style-name="T1"/></text:span></text:p>
            <text:p text:style-name="P20"><text:span text:style-name="Strong_20_Emphasis"><text:span text:style-name="T1">ALTER TABLE utilizatori ADD telefon VARCHAR( 20 ) NOT NULL FIRST;</text:span></text:span></text:p>
            <text:p text:style-name="P7"/>
          </table:table-cell>
        </table:table-row>
        <table:table-row>
          <table:table-cell table:style-name="Table1.A2" office:value-type="string">
            <text:list xml:id="list886690195" text:continue-numbering="true" text:style-name="L3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7">Stergere unei coloane din tabel</text:p>
          </table:table-cell>
          <table:table-cell table:style-name="Table1.C2" office:value-type="string">
            <text:p text:style-name="P4">ALTER TABLE nume_tabel DROP COLUMN nume_coloana [. DROP COLUMN nume_coloana2, DROP COLUMN nume_coloana3..];</text:p>
            <text:p text:style-name="P4"/>
            <text:p text:style-name="P20"><text:span text:style-name="Strong_20_Emphasis"><text:span text:style-name="T1">Ex:</text:span></text:span></text:p>
            <text:p text:style-name="P20"><text:span text:style-name="Strong_20_Emphasis"><text:span text:style-name="T1">ALTER TABLE utilizatori DROP COLUMN telefon;</text:span></text:span></text:p>
            <text:p text:style-name="P7"/>
          </table:table-cell>
        </table:table-row>
        <table:table-row>
          <table:table-cell table:style-name="Table1.A2" office:value-type="string">
            <text:list xml:id="list925077568" text:continue-numbering="true" text:style-name="L3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Table_20_Contents"><text:span text:style-name="Source_20_Text"><text:span text:style-name="T42">Adaugarea unui index: <text:s/></text:span></text:span><text:span text:style-name="Source_20_Text"><text:span text:style-name="T21">INDEX, UNIQUE INDEX, PRIMARY KEY</text:span></text:span></text:p>
          </table:table-cell>
          <table:table-cell table:style-name="Table1.C2" office:value-type="string">
            <text:p text:style-name="Table_20_Contents"><text:span text:style-name="Source_20_Text"><text:span text:style-name="T13">ALTER TABLE nume_tabel ADD UNIQUE</text:span></text:span></text:p>
            <text:p text:style-name="Table_20_Contents"><text:span text:style-name="Source_20_Text"><text:span text:style-name="T13">(nume_coloana);</text:span></text:span></text:p>
            <text:p text:style-name="Table_20_Contents"><text:span text:style-name="Source_20_Text"><text:span text:style-name="T42"/></text:span></text:p>
            <text:p text:style-name="P20"><text:span text:style-name="Strong_20_Emphasis"><text:span text:style-name="T1">Ex:</text:span></text:span></text:p>
            <text:p text:style-name="P20"><text:span text:style-name="Strong_20_Emphasis"><text:span text:style-name="T1">ALTER TABLE `utilizatori` ADD UNIQUE (`utilizator` );</text:span></text:span></text:p>
          </table:table-cell>
        </table:table-row>
        <table:table-row>
          <table:table-cell table:style-name="Table1.A2" office:value-type="string">
            <text:list xml:id="list847337455" text:continue-numbering="true" text:style-name="L3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7">Inserarea datelor intr-un tabel</text:p>
          </table:table-cell>
          <table:table-cell table:style-name="Table1.C2" office:value-type="string">
            <text:p text:style-name="P4"><text:span text:style-name="T38">INSERT</text:span><text:span text:style-name="T39"> </text:span><text:span text:style-name="T38">INTO</text:span><text:span text:style-name="T39"> </text:span><text:span text:style-name="T38">nume_tabel</text:span><text:span text:style-name="T39"> </text:span><text:span text:style-name="T38">(coloana1,</text:span><text:span text:style-name="T39"> </text:span><text:span text:style-name="T38">coloana2,</text:span><text:span text:style-name="T39"> </text:span><text:span text:style-name="T38">...)</text:span><text:span text:style-name="T39"> </text:span><text:span text:style-name="T38">VALUES</text:span><text:span text:style-name="T39"> </text:span><text:span text:style-name="T38">(valoare1,</text:span><text:span text:style-name="T39"> </text:span><text:span text:style-name="T38">valoare2,</text:span><text:span text:style-name="T39"> …</text:span><text:span text:style-name="T38">);</text:span></text:p>
            <text:p text:style-name="P29"><text:span text:style-name="T38"/></text:p>
            <text:p text:style-name="P29">In<text:span text:style-name="T36"> </text:span>cazul<text:span text:style-name="T36"> </text:span>in<text:span text:style-name="T36"> </text:span>care<text:span text:style-name="T36"> </text:span>omitem<text:span text:style-name="T36"> </text:span>anumite<text:span text:style-name="T36"> </text:span>coloane<text:span text:style-name="T36"> </text:span>de<text:span text:style-name="T36"> </text:span>la<text:span text:style-name="T36"> </text:span>insert,<text:span text:style-name="T36"> </text:span>in<text:span text:style-name="T36"> </text:span>ele<text:span text:style-name="T36"> </text:span>se<text:span text:style-name="T36"> </text:span>va<text:span text:style-name="T36"> </text:span>adauga<text:span text:style-name="T36"> </text:span>valoarea<text:span text:style-name="T36"> </text:span><text:span text:style-name="T37">NULL</text:span><text:span text:style-name="T36"> </text:span>daca<text:span text:style-name="T36"> </text:span>atributele<text:span text:style-name="T36"> </text:span>coloanei<text:span text:style-name="T36"> </text:span>permit,<text:span text:style-name="T36"> </text:span>sau<text:span text:style-name="T36"> </text:span>valoarea<text:span text:style-name="T36"> </text:span>DEFAULT<text:span text:style-name="T36"> </text:span>implicita<text:span text:style-name="T36"> </text:span>(specificata<text:span text:style-name="T36"> </text:span>in<text:span text:style-name="T36"> </text:span>definitia<text:span text:style-name="T36"> </text:span>coloanei<text:span text:style-name="T36"> </text:span>folosind<text:span text:style-name="T36"> </text:span>atributul<text:span text:style-name="T36"> </text:span>DEFAULT)<text:span text:style-name="T36"> </text:span>sau<text:span text:style-name="T36"> </text:span>cea<text:span text:style-name="T36"> </text:span>explicita<text:span text:style-name="T36"> </text:span>adica<text:span text:style-name="T36"> </text:span>valoarea<text:span text:style-name="T36"> </text:span>goala<text:span text:style-name="T36"> </text:span>pentru<text:span text:style-name="T36"> </text:span>acel<text:span text:style-name="T36"> </text:span>tip<text:span text:style-name="T36"> </text:span>de<text:span text:style-name="T36"> </text:span>date.<text:span text:style-name="T36"> </text:span></text:p>
            <text:p text:style-name="P29">sau</text:p>
            <text:p text:style-name="P29"><text:span text:style-name="T38"/></text:p>
            <text:p text:style-name="P5">INSERT<text:span text:style-name="T36"> </text:span>INTO<text:span text:style-name="T36"> </text:span>nume_tabel<text:span text:style-name="T36"> </text:span>VALUES<text:span text:style-name="T36"> </text:span>(valoare1,<text:span text:style-name="T36"> </text:span>valoare2,<text:span text:style-name="T36"> </text:span>…);</text:p>
            <text:p text:style-name="P29"/>
            <text:p text:style-name="P29"><text:span text:style-name="T40">!</text:span><text:span text:style-name="T41"> </text:span><text:span text:style-name="T40">numarul</text:span><text:span text:style-name="T41"> </text:span><text:span text:style-name="T40">de</text:span><text:span text:style-name="T41"> </text:span><text:span text:style-name="T40">valori</text:span><text:span text:style-name="T41"> </text:span><text:span text:style-name="T40">introduse</text:span><text:span text:style-name="T41"> </text:span><text:span text:style-name="T40">trebuie</text:span><text:span text:style-name="T41"> </text:span><text:span text:style-name="T40">sa</text:span><text:span text:style-name="T41"> </text:span><text:span text:style-name="T40">fie</text:span><text:span text:style-name="T41"> </text:span><text:span text:style-name="T40">egal</text:span><text:span text:style-name="T41"> </text:span><text:span text:style-name="T40">cu</text:span><text:span text:style-name="T41"> </text:span><text:span text:style-name="T40">numarul</text:span><text:span text:style-name="T41"> </text:span><text:span text:style-name="T40">coloanelor</text:span><text:span text:style-name="T41"> </text:span><text:span text:style-name="T40">tabelului</text:span></text:p>
            <text:p text:style-name="P29"><text:span text:style-name="T40"/></text:p>
            <text:p text:style-name="P20"><text:span text:style-name="Strong_20_Emphasis"><text:span text:style-name="T1">Ex:</text:span></text:span></text:p>
            <text:p text:style-name="P20"><text:span text:style-name="Strong_20_Emphasis"><text:span text:style-name="T1">INSERT INTO utilizatori (username, email, anNastere, gen, dataAdaugarii) VALUES ('vasile', 'vasile@yahoo.com', 1949, 'm', '2008-10-01');</text:span></text:span></text:p>
            <text:p text:style-name="P29"><text:span text:style-name="T40"/></text:p>
          </table:table-cell>
        </table:table-row>
        <table:table-row>
          <table:table-cell table:style-name="Table1.A2" office:value-type="string">
            <text:list xml:id="list2151236155" text:continue-numbering="true" text:style-name="L3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7">Modificarea inregistrarilor tabel</text:p>
          </table:table-cell>
          <table:table-cell table:style-name="Table1.C2" office:value-type="string">
            <text:p text:style-name="P5">UPDATE tabel SET coloana1=valoare1, coloana2=valoare2... WHERE …</text:p>
            <text:p text:style-name="P5"/>
            <text:p text:style-name="P20"><text:span text:style-name="Strong_20_Emphasis"><text:span text:style-name="T1">EX:</text:span></text:span></text:p>
            <text:p text:style-name="P20"><text:span text:style-name="Strong_20_Emphasis"><text:span text:style-name="T1">UPDATE utilizatori SET username='test_modificat', email = 'test_modificat@yahoo.com' WHERE utilizatorId = 6;</text:span></text:span></text:p>
            <text:p text:style-name="P20"><text:span text:style-name="Strong_20_Emphasis"><text:span text:style-name="T1"/></text:span></text:p>
          </table:table-cell>
        </table:table-row>
        <table:table-row>
          <table:table-cell table:style-name="Table1.A2" office:value-type="string">
            <text:list xml:id="list1669033936" text:continue-numbering="true" text:style-name="L3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P7">Stergerea inregistrarilor din tabel</text:p>
          </table:table-cell>
          <table:table-cell table:style-name="Table1.C2" office:value-type="string">
            <text:p text:style-name="P11">DELETE FROM nume_tabel [WHERE conditie];</text:p>
            <text:p text:style-name="P13"/>
            <text:p text:style-name="P20"><text:span text:style-name="Strong_20_Emphasis"><text:span text:style-name="T1">Ex:</text:span></text:span></text:p>
            <text:p text:style-name="P20"><text:span text:style-name="Strong_20_Emphasis"><text:span text:style-name="T1">DELETE FROM utilizatori WHERE utilizatorId = 6;</text:span></text:span></text:p>
            <text:p text:style-name="P20"><text:span text:style-name="Strong_20_Emphasis"><text:span text:style-name="T1">DELETE FROM mesaje WHERE subiect LIKE '%test%';</text:span></text:span></text:p>
            <text:p text:style-name="P11"/>
            <text:p text:style-name="P5"/>
          </table:table-cell>
        </table:table-row>
      </table:table>
      <text:p text:style-name="Standard"><text:soft-page-break/></text:p>
      <text:p text:style-name="P25">Selectarea datelor din baza de date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list xml:id="list1249589048" text:style-name="L8">
              <text:list-item>
                <text:p text:style-name="P10"/>
              </text:list-item>
            </text:list>
          </table:table-cell>
          <table:table-cell table:style-name="Table2.A1" office:value-type="string">
            <text:p text:style-name="P9">Interogari simple</text:p>
          </table:table-cell>
          <table:table-cell table:style-name="Table2.C1" office:value-type="string">
            <text:p text:style-name="P11"><text:span text:style-name="T16">SELECT</text:span><text:span text:style-name="T19"> </text:span><text:span text:style-name="T16">lista_coloane</text:span><text:span text:style-name="T19"> </text:span><text:span text:style-name="T16">FROM</text:span><text:span text:style-name="T19"> </text:span><text:span text:style-name="T16">tabel</text:span><text:span text:style-name="T19"> </text:span><text:span text:style-name="T16">[WHERE</text:span><text:span text:style-name="T19"> </text:span><text:span text:style-name="T16">conditie]</text:span><text:span text:style-name="T19"> </text:span><text:span text:style-name="T16">[ORDER</text:span><text:span text:style-name="T19"> </text:span><text:span text:style-name="T16">BY</text:span><text:span text:style-name="T19"> </text:span><text:span text:style-name="T16">coloana1,...[ASC|DESC]]</text:span><text:span text:style-name="T19"> </text:span><text:span text:style-name="T16">[LIMIT</text:span><text:span text:style-name="T19"> </text:span><text:span text:style-name="T16">a,b]</text:span></text:p>
            <text:p text:style-name="P11"><text:span text:style-name="T16"/></text:p>
            <text:p text:style-name="P27"><text:span text:style-name="T2">Ex:</text:span></text:p>
            <text:p text:style-name="P27"><text:span text:style-name="T2">SELECT</text:span><text:span text:style-name="T3"> </text:span><text:span text:style-name="T2">*</text:span><text:span text:style-name="T3"> </text:span><text:span text:style-name="T2">FROM</text:span><text:span text:style-name="T3"> </text:span><text:span text:style-name="T2">utilizatori</text:span></text:p>
            <text:p text:style-name="P27"><text:span text:style-name="T2">WHERE</text:span><text:span text:style-name="T3"> </text:span><text:span text:style-name="T2">nume</text:span><text:span text:style-name="T3"> </text:span><text:span text:style-name="T2">LIKE</text:span><text:span text:style-name="T3"> </text:span><text:span text:style-name="T2">'%ion%'</text:span><text:span text:style-name="T3"> </text:span><text:span text:style-name="T2">OR</text:span><text:span text:style-name="T3"> </text:span><text:span text:style-name="T2">prenume</text:span><text:span text:style-name="T3"> </text:span><text:span text:style-name="T2">LIKE</text:span><text:span text:style-name="T3"> </text:span><text:span text:style-name="T2">'%ion%'</text:span></text:p>
            <text:p text:style-name="P21"><text:span text:style-name="T4">ORDER</text:span><text:span text:style-name="T5"> </text:span><text:span text:style-name="T4">BY</text:span><text:span text:style-name="T5"> </text:span><text:span text:style-name="T4">nume;</text:span></text:p>
          </table:table-cell>
        </table:table-row>
        <table:table-row>
          <table:table-cell table:style-name="Table2.A2" office:value-type="string">
            <text:list xml:id="list743556854" text:continue-numbering="true" text:style-name="L8">
              <text:list-item>
                <text:p text:style-name="P10"/>
              </text:list-item>
            </text:list>
          </table:table-cell>
          <table:table-cell table:style-name="Table2.A2" office:value-type="string">
            <text:p text:style-name="P9">Alias pentru tabele</text:p>
          </table:table-cell>
          <table:table-cell table:style-name="Table2.C2" office:value-type="string">
            <text:p text:style-name="P23"><text:span text:style-name="T16">SELECT</text:span><text:span text:style-name="T18"> </text:span><text:span text:style-name="T45">u</text:span><text:span text:style-name="T46">.</text:span><text:span text:style-name="T16">username,</text:span><text:span text:style-name="T18"> </text:span><text:span text:style-name="T45">u</text:span><text:span text:style-name="T46">.</text:span><text:span text:style-name="T16">anNastere</text:span><text:span text:style-name="T18"> </text:span><text:span text:style-name="T16">FROM</text:span><text:span text:style-name="T18"> </text:span><text:span text:style-name="T46">utilizatori</text:span><text:span text:style-name="T47"> </text:span><text:span text:style-name="T45">u</text:span><text:span text:style-name="T16">;</text:span></text:p>
          </table:table-cell>
        </table:table-row>
        <table:table-row>
          <table:table-cell table:style-name="Table2.A2" office:value-type="string">
            <text:list xml:id="list561016972" text:continue-numbering="true" text:style-name="L8">
              <text:list-item>
                <text:p text:style-name="P10"/>
              </text:list-item>
            </text:list>
          </table:table-cell>
          <table:table-cell table:style-name="Table2.A2" office:value-type="string">
            <text:p text:style-name="P9">Alias pentru coloane</text:p>
          </table:table-cell>
          <table:table-cell table:style-name="Table2.C2" office:value-type="string">
            <text:p text:style-name="P27"><text:span text:style-name="T2">SELECT</text:span><text:span text:style-name="T3"> </text:span><text:span text:style-name="T2">nume,</text:span><text:span text:style-name="T3"> </text:span><text:span text:style-name="T2">prenume,</text:span><text:span text:style-name="T3"> </text:span><text:span text:style-name="T43">YEAR(</text:span><text:span text:style-name="T44"> </text:span><text:span text:style-name="T43">dataAdaugarii</text:span><text:span text:style-name="T44"> </text:span><text:span text:style-name="T43">)</text:span><text:span text:style-name="T44"> </text:span><text:span text:style-name="T43">AS</text:span><text:span text:style-name="T44"> </text:span><text:span text:style-name="T43">anulAdaugarii</text:span></text:p>
            <text:p text:style-name="P27"><text:span text:style-name="T2">FROM</text:span><text:span text:style-name="T3"> </text:span><text:span text:style-name="T2">`utilizatori`;</text:span></text:p>
            <text:p text:style-name="P27"><text:span text:style-name="T2"/></text:p>
          </table:table-cell>
        </table:table-row>
        <table:table-row>
          <table:table-cell table:style-name="Table2.A2" office:value-type="string">
            <text:list xml:id="list2101581260" text:continue-numbering="true" text:style-name="L8">
              <text:list-item>
                <text:p text:style-name="P10"/>
              </text:list-item>
            </text:list>
          </table:table-cell>
          <table:table-cell table:style-name="Table2.A2" office:value-type="string">
            <text:p text:style-name="P9">Interogari de tip total</text:p>
          </table:table-cell>
          <table:table-cell table:style-name="Table2.C2" office:value-type="string">
            <text:p text:style-name="P12"><text:span text:style-name="T14">SELECT</text:span><text:span text:style-name="T15"> </text:span><text:span text:style-name="T14">lista_coloane</text:span><text:span text:style-name="T15"> </text:span></text:p>
            <text:p text:style-name="P11"><text:span text:style-name="T16">FROM</text:span><text:span text:style-name="T19"> </text:span><text:span text:style-name="T16">tabel</text:span><text:span text:style-name="T19"> </text:span></text:p>
            <text:p text:style-name="P11"><text:span text:style-name="T16">[WHERE</text:span><text:span text:style-name="T19"> </text:span><text:span text:style-name="T16">conditie]</text:span><text:span text:style-name="T19"> </text:span></text:p>
            <text:p text:style-name="P11"><text:span text:style-name="T16">[GROUP</text:span><text:span text:style-name="T19"> </text:span><text:span text:style-name="T16">BY</text:span><text:span text:style-name="T19"> </text:span><text:span text:style-name="T16">coloana|expresie]</text:span></text:p>
            <text:p text:style-name="P11"><text:span text:style-name="T16">[HAVING</text:span><text:span text:style-name="T19"> </text:span><text:span text:style-name="T16">conditie_includere_grup]</text:span></text:p>
            <text:p text:style-name="P11"><text:span text:style-name="T17">[ORDER</text:span><text:span text:style-name="T19"> </text:span><text:span text:style-name="T17">BY</text:span><text:span text:style-name="T19"> </text:span><text:span text:style-name="T17">coloana1,...[ASC|DESC]]</text:span><text:span text:style-name="T19"> </text:span><text:span text:style-name="T17">[LIMIT</text:span><text:span text:style-name="T19"> </text:span><text:span text:style-name="T17">a,b]</text:span></text:p>
            <text:p text:style-name="P11"><text:span text:style-name="T17"/></text:p>
            <text:list xml:id="list103239359" text:style-name="WW8Num13">
              <text:list-header>
                <text:p text:style-name="P17"><text:span text:style-name="T20">Lista</text:span><text:span text:style-name="T29"> </text:span><text:span text:style-name="T20">de</text:span><text:span text:style-name="T29"> </text:span><text:span text:style-name="T20">campuri</text:span><text:span text:style-name="T29"> </text:span><text:span text:style-name="T20">din</text:span><text:span text:style-name="T29"> </text:span><text:span text:style-name="T20">comanda</text:span><text:span text:style-name="T29"> </text:span><text:span text:style-name="T20">SELECT</text:span><text:span text:style-name="T29"> </text:span><text:span text:style-name="T20">poate</text:span><text:span text:style-name="T29"> </text:span><text:span text:style-name="T20">include</text:span><text:span text:style-name="T29"> </text:span><text:span text:style-name="T20">urmatoarele</text:span><text:span text:style-name="T29"> </text:span><text:span text:style-name="T20">functii</text:span><text:span text:style-name="T29"> </text:span><text:span text:style-name="T20">de</text:span><text:span text:style-name="T29"> </text:span><text:span text:style-name="T20">tip</text:span><text:span text:style-name="T29"> </text:span><text:span text:style-name="T20">total:</text:span><text:span text:style-name="T29"> </text:span></text:p>
              </text:list-header>
              <text:list-item>
                <text:p text:style-name="P19"><text:span text:style-name="T20">COUNT(*)</text:span><text:span text:style-name="T29"> </text:span><text:span text:style-name="T20">-</text:span><text:span text:style-name="T29"> </text:span><text:span text:style-name="T20">numara</text:span><text:span text:style-name="T29"> </text:span><text:span text:style-name="T20">cate</text:span><text:span text:style-name="T29"> </text:span><text:span text:style-name="T20">inregistrari</text:span><text:span text:style-name="T29"> </text:span><text:span text:style-name="T20">sunt</text:span><text:span text:style-name="T29"> </text:span><text:span text:style-name="T20">selectate</text:span><text:span text:style-name="T29"> </text:span><text:span text:style-name="T20">in</text:span><text:span text:style-name="T29"> </text:span><text:span text:style-name="T20">fiecare</text:span><text:span text:style-name="T29"> </text:span><text:span text:style-name="T20">grup.</text:span></text:p>
              </text:list-item>
              <text:list-item>
                <text:p text:style-name="P19"><text:span text:style-name="T20">COUNT(DISTINCT</text:span><text:span text:style-name="T29"> </text:span><text:span text:style-name="T20">expr)</text:span><text:span text:style-name="T29"> </text:span><text:span text:style-name="T20">-</text:span><text:span text:style-name="T29"> </text:span><text:span text:style-name="T20">numara</text:span><text:span text:style-name="T29"> </text:span><text:span text:style-name="T20">cate</text:span><text:span text:style-name="T29"> </text:span><text:span text:style-name="T20">inregistrari</text:span><text:span text:style-name="T29"> </text:span><text:span text:style-name="T20">pentru</text:span><text:span text:style-name="T29"> </text:span><text:span text:style-name="T20">care</text:span><text:span text:style-name="T29"> </text:span><text:span text:style-name="T20">expresia</text:span><text:span text:style-name="T29"> </text:span><text:span text:style-name="T20">are</text:span><text:span text:style-name="T29"> </text:span><text:span text:style-name="T20">o</text:span><text:span text:style-name="T29"> </text:span><text:span text:style-name="T20">valoare</text:span><text:span text:style-name="T29"> </text:span><text:span text:style-name="T20">distincta</text:span><text:span text:style-name="T29"> </text:span><text:span text:style-name="T20">sunt</text:span><text:span text:style-name="T29"> </text:span><text:span text:style-name="T20">selectate</text:span><text:span text:style-name="T29"> </text:span><text:span text:style-name="T20">in</text:span><text:span text:style-name="T29"> </text:span><text:span text:style-name="T20">fiecare</text:span><text:span text:style-name="T29"> </text:span><text:span text:style-name="T20">grup.</text:span><text:span text:style-name="T29"> </text:span></text:p>
              </text:list-item>
              <text:list-item>
                <text:p text:style-name="P19"><text:span text:style-name="T20">AVG(expr)</text:span><text:span text:style-name="T29"> </text:span><text:span text:style-name="T20">-</text:span><text:span text:style-name="T29"> </text:span><text:span text:style-name="T20">calculeaza</text:span><text:span text:style-name="T29"> </text:span><text:span text:style-name="T20">media</text:span><text:span text:style-name="T29"> </text:span><text:span text:style-name="T20">aritmetica</text:span><text:span text:style-name="T29"> </text:span><text:span text:style-name="T20">a</text:span><text:span text:style-name="T29"> </text:span><text:span text:style-name="T20">valorilor</text:span><text:span text:style-name="T29"> </text:span><text:span text:style-name="T20">expresiei</text:span><text:span text:style-name="T29"> </text:span><text:span text:style-name="T20">pentru</text:span><text:span text:style-name="T29"> </text:span><text:span text:style-name="T20">inregistrarile</text:span><text:span text:style-name="T29"> </text:span><text:span text:style-name="T20">din</text:span><text:span text:style-name="T29"> </text:span><text:span text:style-name="T20">fiecare</text:span><text:span text:style-name="T29"> </text:span><text:span text:style-name="T20">grup.</text:span><text:span text:style-name="T29"> </text:span></text:p>
              </text:list-item>
              <text:list-item>
                <text:p text:style-name="P19"><text:span text:style-name="T20">MIN(expr)</text:span><text:span text:style-name="T29"> </text:span><text:span text:style-name="T20">-</text:span><text:span text:style-name="T29"> </text:span><text:span text:style-name="T20">calculeaza</text:span><text:span text:style-name="T29"> </text:span><text:span text:style-name="T20">valoarea</text:span><text:span text:style-name="T29"> </text:span><text:span text:style-name="T20">minima</text:span><text:span text:style-name="T29"> </text:span><text:span text:style-name="T20">a</text:span><text:span text:style-name="T29"> </text:span><text:span text:style-name="T20">expresiei</text:span><text:span text:style-name="T29"> </text:span><text:span text:style-name="T20">pentru</text:span><text:span text:style-name="T29"> </text:span><text:span text:style-name="T20">toate</text:span><text:span text:style-name="T29"> </text:span><text:span text:style-name="T20">inregistrarile</text:span><text:span text:style-name="T29"> </text:span><text:span text:style-name="T20">din</text:span><text:span text:style-name="T29"> </text:span><text:span text:style-name="T20">fiecare</text:span><text:span text:style-name="T29"> </text:span><text:span text:style-name="T20">grup.</text:span><text:span text:style-name="T29"> </text:span></text:p>
              </text:list-item>
              <text:list-item>
                <text:p text:style-name="P19"><text:span text:style-name="T20">MAX(expr)</text:span><text:span text:style-name="T29"> </text:span><text:span text:style-name="T20">-</text:span><text:span text:style-name="T29"> </text:span><text:span text:style-name="T20">calculeaza</text:span><text:span text:style-name="T29"> </text:span><text:span text:style-name="T20">valoarea</text:span><text:span text:style-name="T29"> </text:span><text:span text:style-name="T20">maxima</text:span><text:span text:style-name="T29"> </text:span><text:span text:style-name="T20">a</text:span><text:span text:style-name="T29"> </text:span><text:span text:style-name="T20">expresiei</text:span><text:span text:style-name="T29"> </text:span><text:span text:style-name="T20">pentru</text:span><text:span text:style-name="T29"> </text:span><text:span text:style-name="T20">toate</text:span><text:span text:style-name="T29"> </text:span><text:span text:style-name="T20">inregistrarile</text:span><text:span text:style-name="T29"> </text:span><text:span text:style-name="T20">din</text:span><text:span text:style-name="T29"> </text:span><text:span text:style-name="T20">fiecare</text:span><text:span text:style-name="T29"> </text:span><text:span text:style-name="T20">grup.</text:span><text:span text:style-name="T29"> </text:span></text:p>
              </text:list-item>
              <text:list-item>
                <text:p text:style-name="P19"><text:span text:style-name="T22">SUM(expr)</text:span><text:span text:style-name="T23"> </text:span><text:span text:style-name="T22">-</text:span><text:span text:style-name="T23"> </text:span><text:span text:style-name="T22">calculeaza</text:span><text:span text:style-name="T23"> </text:span><text:span text:style-name="T22">suma</text:span><text:span text:style-name="T23"> </text:span><text:span text:style-name="T22">valorilor</text:span><text:span text:style-name="T23"> </text:span><text:span text:style-name="T22">expresiei</text:span><text:span text:style-name="T23"> </text:span><text:span text:style-name="T22">pentru</text:span><text:span text:style-name="T23"> </text:span><text:span text:style-name="T22">toate</text:span><text:span text:style-name="T23"> </text:span><text:span text:style-name="T22">inregistrarile</text:span><text:span text:style-name="T23"> </text:span><text:span text:style-name="T22">din</text:span><text:span text:style-name="T23"> </text:span><text:span text:style-name="T22">fiecare</text:span><text:span text:style-name="T23"> </text:span><text:span text:style-name="T22">grup.</text:span><text:span text:style-name="T23"> </text:span></text:p>
              </text:list-item>
            </text:list>
          </table:table-cell>
        </table:table-row>
        <table:table-row>
          <table:table-cell table:style-name="Table2.A2" office:value-type="string">
            <text:list xml:id="list1329554212" text:continue-list="list2101581260" text:style-name="L8">
              <text:list-item>
                <text:p text:style-name="P10"/>
              </text:list-item>
            </text:list>
          </table:table-cell>
          <table:table-cell table:style-name="Table2.A2" office:value-type="string">
            <text:p text:style-name="P9"><text:span text:style-name="T37">Produs cartezian</text:span>: <text:span text:style-name="T27">fiecare</text:span><text:span text:style-name="T28"> </text:span><text:span text:style-name="T27">inregistrare</text:span><text:span text:style-name="T28"> </text:span><text:span text:style-name="T27">din</text:span><text:span text:style-name="T28"> </text:span><text:span text:style-name="T27">primul</text:span><text:span text:style-name="T28"> </text:span><text:span text:style-name="T27">tabel</text:span><text:span text:style-name="T28"> </text:span><text:span text:style-name="T27">este</text:span><text:span text:style-name="T28"> </text:span><text:span text:style-name="T27">combinata</text:span><text:span text:style-name="T28"> </text:span><text:span text:style-name="T27">cu</text:span><text:span text:style-name="T28"> </text:span><text:span text:style-name="T27">o</text:span><text:span text:style-name="T28"> </text:span><text:span text:style-name="T27">inregistrare</text:span><text:span text:style-name="T28"> </text:span><text:span text:style-name="T27">din</text:span><text:span text:style-name="T28"> </text:span><text:span text:style-name="T27">cel</text:span><text:span text:style-name="T28"> </text:span><text:span text:style-name="T27">de-al</text:span><text:span text:style-name="T28"> </text:span><text:span text:style-name="T27">doilea</text:span></text:p>
          </table:table-cell>
          <table:table-cell table:style-name="Table2.C2" office:value-type="string">
            <text:p text:style-name="P24">SELECT<text:span text:style-name="T48"> </text:span>*<text:span text:style-name="T48"> </text:span>FROM<text:span text:style-name="T48"> </text:span>mesaje,<text:span text:style-name="T48"> </text:span>utilizatori</text:p>
          </table:table-cell>
        </table:table-row>
        <table:table-row>
          <table:table-cell table:style-name="Table2.A2" office:value-type="string">
            <text:list xml:id="list1785379979" text:continue-numbering="true" text:style-name="L8">
              <text:list-item>
                <text:p text:style-name="P10"/>
              </text:list-item>
            </text:list>
          </table:table-cell>
          <table:table-cell table:style-name="Table2.A2" office:value-type="string">
            <text:p text:style-name="P26"><text:span text:style-name="T30">INNER</text:span><text:span text:style-name="T31"> </text:span><text:span text:style-name="T30">JOIN</text:span></text:p>
            <text:p text:style-name="P18"><text:span text:style-name="T32">Folosind</text:span><text:span text:style-name="T33"> </text:span><text:span text:style-name="T32">sintaxa</text:span><text:span text:style-name="T33"> </text:span><text:span text:style-name="T32">INNER</text:span><text:span text:style-name="T33"> </text:span><text:span text:style-name="T32">JOIN,</text:span><text:span text:style-name="T33"> </text:span><text:span text:style-name="T32">extragem</text:span><text:span text:style-name="T33"> </text:span><text:span text:style-name="T32">fiecare</text:span><text:span text:style-name="T33"> </text:span><text:span text:style-name="T32">inregistrare</text:span><text:span text:style-name="T33"> </text:span><text:span text:style-name="T32">din</text:span><text:span text:style-name="T33"> </text:span><text:span text:style-name="T32">primul</text:span><text:span text:style-name="T33"> </text:span><text:span text:style-name="T32">tabel</text:span><text:span text:style-name="T33"> </text:span><text:span text:style-name="T32">ce</text:span><text:span text:style-name="T33"> </text:span><text:span text:style-name="T32">are</text:span><text:span text:style-name="T33"> </text:span><text:span text:style-name="T32">ca</text:span><text:span text:style-name="T33"> </text:span><text:span text:style-name="T32">pereche</text:span><text:span text:style-name="T33"> </text:span><text:span text:style-name="T32">o</text:span><text:span text:style-name="T33"> </text:span><text:span text:style-name="T32">inregistrare</text:span><text:span text:style-name="T33"> </text:span><text:span text:style-name="T32">din</text:span><text:span text:style-name="T33"> </text:span><text:span text:style-name="T32">cel</text:span><text:span text:style-name="T33"> </text:span><text:span text:style-name="T32">de-al</text:span><text:span text:style-name="T33"> </text:span><text:span text:style-name="T32">doilea</text:span><text:span text:style-name="T33"> </text:span><text:span text:style-name="T32">tabel</text:span><text:span text:style-name="T33"> </text:span><text:span text:style-name="T32">conform</text:span><text:span text:style-name="T33"> </text:span><text:span text:style-name="T32">unei</text:span><text:span text:style-name="T33"> </text:span><text:span text:style-name="T32">conditii.</text:span><text:span text:style-name="T33"> </text:span></text:p>
            <text:p text:style-name="P18"><text:span text:style-name="T32"/></text:p>
            <text:p text:style-name="P18"><text:span text:style-name="T32">De</text:span><text:span text:style-name="T33"> </text:span><text:span text:style-name="T32">obicei,</text:span><text:span text:style-name="T33"> </text:span><text:span text:style-name="T32">conditia</text:span><text:span text:style-name="T33"> </text:span><text:span text:style-name="T32">folosita</text:span><text:span text:style-name="T33"> </text:span><text:span text:style-name="T32">este:</text:span><text:span text:style-name="T33"> </text:span><text:span text:style-name="T32">valoarea</text:span><text:span text:style-name="T33"> </text:span><text:span text:style-name="T32">cheii</text:span><text:span text:style-name="T33"> </text:span><text:span text:style-name="T32">primare</text:span><text:span text:style-name="T33"> </text:span><text:span text:style-name="T32">din</text:span><text:span text:style-name="T33"> </text:span><text:span text:style-name="T32">primul</text:span><text:span text:style-name="T33"> </text:span><text:span text:style-name="T32">tabel</text:span><text:span text:style-name="T33"> </text:span><text:span text:style-name="T32">(sa</text:span><text:span text:style-name="T33"> </text:span><text:span text:style-name="T32">zicem</text:span><text:span text:style-name="T33"> </text:span><text:span text:style-name="T32">coloana</text:span><text:span text:style-name="T33"> </text:span><text:span text:style-name="T32">utilizatorId)</text:span><text:span text:style-name="T33"> </text:span><text:span text:style-name="T32">este</text:span><text:span text:style-name="T33"> </text:span><text:span text:style-name="T32">egala</text:span><text:span text:style-name="T33"> </text:span><text:span text:style-name="T32">cu</text:span><text:span text:style-name="T33"> </text:span><text:span text:style-name="T32">valoarea</text:span><text:span text:style-name="T33"> </text:span><text:soft-page-break/><text:span text:style-name="T32">aceleiasi</text:span><text:span text:style-name="T33"> </text:span><text:span text:style-name="T32">coloane</text:span><text:span text:style-name="T33"> </text:span><text:span text:style-name="T32">(cheie</text:span><text:span text:style-name="T33"> </text:span><text:span text:style-name="T32">straina)</text:span><text:span text:style-name="T33"> </text:span><text:span text:style-name="T32">din</text:span><text:span text:style-name="T33"> </text:span><text:span text:style-name="T32">al</text:span><text:span text:style-name="T33"> </text:span><text:span text:style-name="T32">doilea</text:span><text:span text:style-name="T33"> </text:span><text:span text:style-name="T32">tabel</text:span><text:span text:style-name="T33"> </text:span><text:span text:style-name="T32">(coloana</text:span><text:span text:style-name="T33"> </text:span><text:span text:style-name="T32">utilizatorId</text:span><text:span text:style-name="T33"> </text:span><text:span text:style-name="T32">din</text:span><text:span text:style-name="T33"> </text:span><text:span text:style-name="T32">al</text:span><text:span text:style-name="T33"> </text:span><text:span text:style-name="T32">doilea</text:span><text:span text:style-name="T33"> </text:span><text:span text:style-name="T32">tabel)</text:span><text:span text:style-name="T33"> </text:span></text:p>
          </table:table-cell>
          <table:table-cell table:style-name="Table2.C2" office:value-type="string">
            <text:p text:style-name="P24">SELECT</text:p>
            <text:p text:style-name="P24"><text:span text:style-name="T48"><text:s/></text:span>*</text:p>
            <text:p text:style-name="P24">FROM</text:p>
            <text:p text:style-name="P24">mesaje<text:span text:style-name="T48"> </text:span>m</text:p>
            <text:p text:style-name="P24">INNER<text:span text:style-name="T48"> </text:span>JOIN<text:span text:style-name="T48"> </text:span>utilizatori<text:span text:style-name="T48"> </text:span>u<text:span text:style-name="T48"> <text:s/></text:span>ON<text:span text:style-name="T48"> </text:span>m.utilizatorId<text:span text:style-name="T48"> </text:span>=<text:span text:style-name="T48"> </text:span>u.utilizatorId</text:p>
            <text:p text:style-name="P24">ORDER<text:span text:style-name="T48"> </text:span>BY<text:span text:style-name="T48"> </text:span>m.dataMesaj<text:span text:style-name="T48"> </text:span>DESC</text:p>
            <text:p text:style-name="P24"/>
            <text:p text:style-name="P18"><text:span text:style-name="T25">extragem</text:span><text:span text:style-name="T26"> </text:span><text:span text:style-name="T25">doar</text:span><text:span text:style-name="T26"> </text:span><text:span text:style-name="T25">numele</text:span><text:span text:style-name="T26"> </text:span><text:span text:style-name="T25">de</text:span><text:span text:style-name="T26"> </text:span><text:span text:style-name="T25">utilizator,</text:span><text:span text:style-name="T26"> </text:span><text:span text:style-name="T25">subiectul</text:span><text:span text:style-name="T26"> </text:span><text:span text:style-name="T25">si</text:span><text:span text:style-name="T26"> </text:span><text:span text:style-name="T25">corpul</text:span><text:span text:style-name="T26"> </text:span><text:soft-page-break/><text:span text:style-name="T25">mesajului</text:span></text:p>
            <text:p text:style-name="P18"><text:span text:style-name="T25">vrem</text:span><text:span text:style-name="T26"> </text:span><text:span text:style-name="T25">doar</text:span><text:span text:style-name="T26"> </text:span><text:span text:style-name="T25">mesajele</text:span><text:span text:style-name="T26"> </text:span><text:span text:style-name="T25">scrise</text:span><text:span text:style-name="T26"> </text:span><text:span text:style-name="T25">dupa</text:span><text:span text:style-name="T26"> </text:span><text:span text:style-name="T25">anumita</text:span><text:span text:style-name="T26"> </text:span><text:span text:style-name="T25">data</text:span></text:p>
            <text:p text:style-name="P15"/>
            <text:p text:style-name="P16"><text:s/></text:p>
            <text:p text:style-name="P24">SELECT</text:p>
            <text:p text:style-name="P24"><text:span text:style-name="T48"><text:s/></text:span>u.username,</text:p>
            <text:p text:style-name="P24"><text:span text:style-name="T48"><text:s/></text:span>m.subiect,</text:p>
            <text:p text:style-name="P24"><text:span text:style-name="T48"><text:s/></text:span>m.mesaj</text:p>
            <text:p text:style-name="P24"><text:span text:style-name="T48"><text:s/></text:span>FROM</text:p>
            <text:p text:style-name="P24"><text:span text:style-name="T48"><text:s/></text:span>mesaje<text:span text:style-name="T48"> </text:span>m</text:p>
            <text:p text:style-name="P24"><text:span text:style-name="T48"><text:s/></text:span>INNER<text:span text:style-name="T48"> </text:span>JOIN<text:span text:style-name="T48"> </text:span>utilizatori<text:span text:style-name="T48"> </text:span>u<text:span text:style-name="T48"> </text:span>ON<text:span text:style-name="T48"> </text:span>m.utilizatorId<text:span text:style-name="T48"> </text:span>=<text:span text:style-name="T48"> </text:span>u.utilizatorId</text:p>
            <text:p text:style-name="P24"><text:span text:style-name="T48"><text:s/></text:span>WHERE<text:span text:style-name="T48"> </text:span></text:p>
            <text:p text:style-name="P24"><text:span text:style-name="T48"><text:s/></text:span>m.dataMesaj<text:span text:style-name="T48"> </text:span>&gt;<text:span text:style-name="T48"> </text:span>'2009-04-01'</text:p>
            <text:p text:style-name="P24"><text:span text:style-name="T48"><text:s/></text:span>ORDER<text:span text:style-name="T48"> </text:span>BY<text:span text:style-name="T48"> </text:span>m.dataMesaj<text:span text:style-name="T48"> </text:span>DESC</text:p>
          </table:table-cell>
        </table:table-row>
        <table:table-row>
          <table:table-cell table:style-name="Table2.A2" office:value-type="string">
            <text:list xml:id="list1981288828" text:continue-numbering="true" text:style-name="L8">
              <text:list-item>
                <text:p text:style-name="P10"/>
              </text:list-item>
            </text:list>
          </table:table-cell>
          <table:table-cell table:style-name="Table2.A2" office:value-type="string">
            <text:p text:style-name="P26"><text:span text:style-name="T30">LEFT</text:span><text:span text:style-name="T31"> </text:span><text:span text:style-name="T30">JOIN</text:span><text:span text:style-name="T31"> </text:span></text:p>
            <text:p text:style-name="P18"><text:span text:style-name="T20">Sintaxa</text:span><text:span text:style-name="T29"> </text:span><text:span text:style-name="T34">LEFT</text:span><text:span text:style-name="T35"> </text:span><text:span text:style-name="T34">JOIN</text:span><text:span text:style-name="T29"> </text:span><text:span text:style-name="T20">difera</text:span><text:span text:style-name="T29"> </text:span><text:span text:style-name="T20">de</text:span><text:span text:style-name="T29"> </text:span><text:span text:style-name="T34">INNER</text:span><text:span text:style-name="T35"> </text:span><text:span text:style-name="T34">JOIN</text:span><text:span text:style-name="T29"> </text:span><text:span text:style-name="T20">prin</text:span><text:span text:style-name="T29"> </text:span><text:span text:style-name="T20">faptul</text:span><text:span text:style-name="T29"> </text:span><text:span text:style-name="T20">ca</text:span><text:span text:style-name="T29"> </text:span><text:span text:style-name="T20">selecteaza</text:span><text:span text:style-name="T29"> </text:span><text:span text:style-name="T20">toate</text:span><text:span text:style-name="T29"> </text:span><text:span text:style-name="T20">inregistrarile</text:span><text:span text:style-name="T29"> </text:span><text:span text:style-name="T20">din</text:span><text:span text:style-name="T29"> </text:span><text:span text:style-name="T20">primul</text:span><text:span text:style-name="T29"> </text:span><text:span text:style-name="T20">tabel,</text:span><text:span text:style-name="T29"> </text:span><text:span text:style-name="T20">indiferent</text:span><text:span text:style-name="T29"> </text:span><text:span text:style-name="T20">ca</text:span><text:span text:style-name="T29"> </text:span><text:span text:style-name="T20">au</text:span><text:span text:style-name="T29"> </text:span><text:span text:style-name="T20">corespondent</text:span><text:span text:style-name="T29"> </text:span><text:span text:style-name="T20">in</text:span><text:span text:style-name="T29"> </text:span><text:span text:style-name="T20">cel</text:span><text:span text:style-name="T29"> </text:span><text:span text:style-name="T20">de-al</text:span><text:span text:style-name="T29"> </text:span><text:span text:style-name="T20">doilea</text:span><text:span text:style-name="T29"> </text:span><text:span text:style-name="T20">sau</text:span><text:span text:style-name="T29"> </text:span><text:span text:style-name="T20">nu.</text:span><text:span text:style-name="T29"> </text:span><text:span text:style-name="T20"><text:line-break/></text:span></text:p>
            <text:p text:style-name="P18"><text:span text:style-name="T20">Similar</text:span><text:span text:style-name="T29"> </text:span><text:span text:style-name="T20">cu</text:span><text:span text:style-name="T29"> </text:span><text:span text:style-name="T34">INNER</text:span><text:span text:style-name="T35"> </text:span><text:span text:style-name="T34">JOIN</text:span><text:span text:style-name="T29"> </text:span><text:span text:style-name="T20">se</text:span><text:span text:style-name="T29"> </text:span><text:span text:style-name="T20">foloseste</text:span><text:span text:style-name="T29"> </text:span><text:span text:style-name="T20">conditia</text:span><text:span text:style-name="T29"> </text:span><text:span text:style-name="T20">de</text:span><text:span text:style-name="T29"> </text:span><text:span text:style-name="T20">combinare</text:span><text:span text:style-name="T29"> </text:span><text:span text:style-name="T20">a</text:span><text:span text:style-name="T29"> </text:span><text:span text:style-name="T20">inregistrarilor</text:span><text:span text:style-name="T29"> </text:span><text:span text:style-name="T20">din</text:span><text:span text:style-name="T29"> </text:span><text:span text:style-name="T20">primul</text:span><text:span text:style-name="T29"> </text:span><text:span text:style-name="T20">tabel</text:span><text:span text:style-name="T29"> </text:span><text:span text:style-name="T20">cu</text:span><text:span text:style-name="T29"> </text:span><text:span text:style-name="T20">cele</text:span><text:span text:style-name="T29"> </text:span><text:span text:style-name="T20">din</text:span><text:span text:style-name="T29"> </text:span><text:span text:style-name="T20">al</text:span><text:span text:style-name="T29"> </text:span><text:span text:style-name="T20">doilea</text:span><text:span text:style-name="T29"> </text:span><text:span text:style-name="T20">tabel,</text:span><text:span text:style-name="T29"> </text:span><text:span text:style-name="T20">dar</text:span><text:span text:style-name="T29"> </text:span><text:span text:style-name="T20">daca</text:span><text:span text:style-name="T29"> </text:span><text:span text:style-name="T20">nu</text:span><text:span text:style-name="T29"> </text:span><text:span text:style-name="T20">este</text:span><text:span text:style-name="T29"> </text:span><text:span text:style-name="T20">gasita</text:span><text:span text:style-name="T29"> </text:span><text:span text:style-name="T20">o</text:span><text:span text:style-name="T29"> </text:span><text:span text:style-name="T20">inregistrare</text:span><text:span text:style-name="T29"> </text:span><text:span text:style-name="T20">corespondenta</text:span><text:span text:style-name="T29"> </text:span><text:span text:style-name="T20">in</text:span><text:span text:style-name="T29"> </text:span><text:span text:style-name="T20">al</text:span><text:span text:style-name="T29"> </text:span><text:span text:style-name="T20">doilea</text:span><text:span text:style-name="T29"> </text:span><text:span text:style-name="T20">tabel</text:span><text:span text:style-name="T29"> </text:span><text:span text:style-name="T20">se</text:span><text:span text:style-name="T29"> </text:span><text:span text:style-name="T20">va</text:span><text:span text:style-name="T29"> </text:span><text:span text:style-name="T20">afisa</text:span><text:span text:style-name="T29"> </text:span><text:span text:style-name="T20">inregistrarea</text:span><text:span text:style-name="T29"> </text:span><text:span text:style-name="T20">din</text:span><text:span text:style-name="T29"> </text:span><text:span text:style-name="T20">primul</text:span><text:span text:style-name="T29"> </text:span><text:span text:style-name="T20">tabel</text:span><text:span text:style-name="T29"> </text:span><text:span text:style-name="T20">iar</text:span><text:span text:style-name="T29"> </text:span><text:span text:style-name="T20">pe</text:span><text:span text:style-name="T29"> </text:span><text:span text:style-name="T20">pozitiile</text:span><text:span text:style-name="T29"> </text:span><text:span text:style-name="T20">campurilor</text:span><text:span text:style-name="T29"> </text:span><text:span text:style-name="T20">din</text:span><text:span text:style-name="T29"> </text:span><text:span text:style-name="T20">al</text:span><text:span text:style-name="T29"> </text:span><text:span text:style-name="T20">doilea</text:span><text:span text:style-name="T29"> </text:span><text:span text:style-name="T20">tabel</text:span><text:span text:style-name="T29"> </text:span><text:span text:style-name="T20">se</text:span><text:span text:style-name="T29"> </text:span><text:span text:style-name="T20">va</text:span><text:span text:style-name="T29"> </text:span><text:span text:style-name="T20">afisa</text:span><text:span text:style-name="T29"> </text:span><text:span text:style-name="T20">valoarea</text:span><text:span text:style-name="T29"> </text:span><text:span text:style-name="T20">NULL.</text:span><text:span text:style-name="T29"> </text:span></text:p>
          </table:table-cell>
          <table:table-cell table:style-name="Table2.C2" office:value-type="string">
            <text:p text:style-name="P24">SELECT</text:p>
            <text:p text:style-name="P24"><text:span text:style-name="T48"><text:s/></text:span>*</text:p>
            <text:p text:style-name="P24">FROM</text:p>
            <text:p text:style-name="P24"><text:span text:style-name="T48"><text:s/></text:span>mesaje<text:span text:style-name="T48"> </text:span>m</text:p>
            <text:p text:style-name="P24">LEFT<text:span text:style-name="T48"> </text:span>JOIN<text:span text:style-name="T48"> </text:span>utilizatori<text:span text:style-name="T48"> </text:span>u<text:span text:style-name="T48"> <text:s/></text:span>ON<text:span text:style-name="T48"> </text:span>m.utilizatorId<text:span text:style-name="T48"> </text:span>=<text:span text:style-name="T48"> </text:span>u.utilizatorId</text:p>
            <text:p text:style-name="P24">ORDER<text:span text:style-name="T48"> </text:span>BY<text:span text:style-name="T48"> </text:span>m.dataMesaj<text:span text:style-name="T48"> </text:span>DESC</text:p>
            <text:p text:style-name="P24"/>
            <text:p text:style-name="P14"><text:span text:style-name="T20">DOAR</text:span><text:span text:style-name="T24"> </text:span><text:span text:style-name="T20">inregistrarile</text:span><text:span text:style-name="T24"> </text:span><text:span text:style-name="T20">din</text:span><text:span text:style-name="T24"> </text:span><text:span text:style-name="T20">primul</text:span><text:span text:style-name="T24"> </text:span><text:span text:style-name="T20">tabel</text:span><text:span text:style-name="T24"> </text:span><text:span text:style-name="T20">ce</text:span><text:span text:style-name="T24"> </text:span><text:span text:style-name="T20">nu</text:span><text:span text:style-name="T24"> </text:span><text:span text:style-name="T20">au</text:span><text:span text:style-name="T24"> </text:span><text:span text:style-name="T20">corespondenta</text:span><text:span text:style-name="T24"> </text:span><text:span text:style-name="T20">in</text:span><text:span text:style-name="T24"> </text:span><text:span text:style-name="T20">al</text:span><text:span text:style-name="T24"> </text:span><text:span text:style-name="T20">doilea</text:span><text:span text:style-name="T24"> </text:span><text:span text:style-name="T20">tabel</text:span><text:span text:style-name="T24"> </text:span><text:span text:style-name="T20">folosind</text:span><text:span text:style-name="T24"> </text:span><text:span text:style-name="T20">operatorul</text:span><text:span text:style-name="T24"> </text:span><text:span text:style-name="T20">IS</text:span><text:span text:style-name="T24"> </text:span><text:span text:style-name="T20">NULL:</text:span></text:p>
            <text:p text:style-name="P24">SELECT</text:p>
            <text:p text:style-name="P24"><text:span text:style-name="T48"><text:s/></text:span>m.*,</text:p>
            <text:p text:style-name="P24"><text:span text:style-name="T48"><text:s/></text:span>u.utilizatorId</text:p>
            <text:p text:style-name="P24"><text:span text:style-name="T48"><text:s/></text:span>FROM</text:p>
            <text:p text:style-name="P24"><text:span text:style-name="T48"><text:s/></text:span>mesaje<text:span text:style-name="T48"> </text:span>m</text:p>
            <text:p text:style-name="P24"><text:span text:style-name="T48"><text:s/></text:span>LEFT<text:span text:style-name="T48"> </text:span>JOIN<text:span text:style-name="T48"> </text:span>utilizatori<text:span text:style-name="T48"> </text:span>u<text:span text:style-name="T48"> </text:span>ON<text:span text:style-name="T48"> </text:span>m.utilizatorId<text:span text:style-name="T48"> </text:span>=<text:span text:style-name="T48"> </text:span>u.utilizatorId</text:p>
            <text:p text:style-name="P24"><text:span text:style-name="T48"><text:s/></text:span>WHERE</text:p>
            <text:p text:style-name="P24"><text:span text:style-name="T48"><text:s/></text:span>u.utilizatorId<text:span text:style-name="T48"> </text:span>IS<text:span text:style-name="T48"> </text:span>NULL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1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1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ans"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ans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arial" style:family="paragraph" style:parent-style-name="Standard"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DejaVu Sans Mono" style:font-name-asian="Droid Sans Fallback1" style:font-name-complex="DejaVu Sans Mono"/>
    </style:style>
    <style:style style:name="Source_20_Text" style:display-name="Source Text" style:family="text">
      <style:text-properties style:font-name="DejaVu Sans Mono" style:font-name-asian="Droid Sans Fallback1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WW8Num13z0" style:family="text">
      <style:text-properties style:font-name="Symbol" style:font-name-complex="OpenSymbol1"/>
    </style:style>
    <style:style style:name="WW8Num13z1" style:family="text">
      <style:text-properties style:font-name="OpenSymbol1" style:font-name-complex="OpenSymbol1"/>
    </style:style>
    <style:style style:name="WW8Num15z0" style:family="text">
      <style:text-properties style:font-name="Symbol" style:font-name-complex="OpenSymbol1"/>
    </style:style>
    <style:style style:name="WW8Num15z1" style:family="text">
      <style:text-properties style:font-name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339in" fo:text-indent="-0.25in" fo:margin-left="0.533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839in" fo:text-indent="-0.25in" fo:margin-left="0.7839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0339in" fo:text-indent="-0.25in" fo:margin-left="1.033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839in" fo:text-indent="-0.25in" fo:margin-left="1.2839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339in" fo:text-indent="-0.25in" fo:margin-left="1.53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839in" fo:text-indent="-0.25in" fo:margin-left="1.7839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339in" fo:text-indent="-0.25in" fo:margin-left="2.0339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339in" fo:text-indent="-0.25in" fo:margin-left="2.53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ta </meta:initial-creator>
    <meta:creation-date>2011-12-18T09:13:45</meta:creation-date>
    <dc:date>2011-12-18T11:22:50</dc:date>
    <dc:creator>cata </dc:creator>
    <meta:editing-duration>PT2H9M5S</meta:editing-duration>
    <meta:editing-cycles>25</meta:editing-cycles>
    <meta:generator>LibreOffice/3.4$Linux LibreOffice_project/340m1$Build-302</meta:generator>
    <meta:printed-by>cata </meta:printed-by>
    <meta:print-date>2011-12-18T11:22:00</meta:print-date>
    <meta:document-statistic meta:table-count="2" meta:image-count="0" meta:object-count="0" meta:page-count="4" meta:paragraph-count="139" meta:word-count="827" meta:character-count="5873" meta:non-whitespace-character-count="5132"/>
  </office:meta>
</office:document-meta>
</file>